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5.283cm"/>
    </style:style>
    <style:style style:name="co7" style:family="table-column">
      <style:table-column-properties fo:break-before="auto" style:column-width="5.364cm"/>
    </style:style>
    <style:style style:name="co8" style:family="table-column">
      <style:table-column-properties fo:break-before="auto" style:column-width="7.488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39.463cm" svg:y="0cm">
            <draw:object draw:notify-on-update-of-ranges="Sheet1.B1:Sheet1.B1 Sheet1.B2:Sheet1.B6 Sheet1.C1:Sheet1.C1 Sheet1.C2:Sheet1.C6 Sheet1.D1:Sheet1.D1 Sheet1.D2:Sheet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55.51cm" svg:y="0cm">
            <draw:object draw:notify-on-update-of-ranges="Sheet1.B1:Sheet1.B1 Sheet1.B9:Sheet1.B13 Sheet1.C1:Sheet1.C1 Sheet1.C9:Sheet1.C13 Sheet1.D1:Sheet1.D1 Sheet1.D9:Sheet1.D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71.514cm" svg:y="0cm">
            <draw:object draw:notify-on-update-of-ranges="Sheet1.B1:Sheet1.B1 Sheet1.B16:Sheet1.B20 Sheet1.C1:Sheet1.C1 Sheet1.C16:Sheet1.C20 Sheet1.D1:Sheet1.D1 Sheet1.D16:Sheet1.D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9.612cm" svg:y="8.972cm">
            <draw:object draw:notify-on-update-of-ranges="Sheet1.B1:Sheet1.B1 Sheet1.B23:Sheet1.B27 Sheet1.C1:Sheet1.C1 Sheet1.C23:Sheet1.C27 Sheet1.D1:Sheet1.D1 Sheet1.D23:Sheet1.D2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55.537cm" svg:y="8.812cm">
            <draw:object draw:notify-on-update-of-ranges="Sheet1.B1:Sheet1.B1 Sheet1.B30:Sheet1.B34 Sheet1.C1:Sheet1.C1 Sheet1.C30:Sheet1.C34 Sheet1.D1:Sheet1.D1 Sheet1.D30:Sheet1.D3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71.421cm" svg:y="8.813cm">
            <draw:object draw:notify-on-update-of-ranges="Sheet1.B1:Sheet1.B1 Sheet1.B37:Sheet1.B41 Sheet1.C1:Sheet1.C1 Sheet1.C37:Sheet1.C41 Sheet1.D1:Sheet1.D1 Sheet1.D37:Sheet1.D4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TIEMPO s</text:p>
          </table:table-cell>
          <table:table-cell office:value-type="string" calcext:value-type="string">
            <text:p>USB3.0</text:p>
          </table:table-cell>
          <table:table-cell office:value-type="string" calcext:value-type="string">
            <text:p>DISCOEXTRAIBLE</text:p>
          </table:table-cell>
          <table:table-cell office:value-type="string" calcext:value-type="string">
            <text:p>USB2.0</text:p>
          </table:table-cell>
          <table:table-cell office:value-type="string" calcext:value-type="string">
            <text:p>MEDIA B</text:p>
          </table:table-cell>
          <table:table-cell office:value-type="string" calcext:value-type="string">
            <text:p>DESVIACIÓN TÍPICA B</text:p>
          </table:table-cell>
          <table:table-cell office:value-type="string" calcext:value-type="string">
            <text:p>VALOR CONFIANZA B</text:p>
          </table:table-cell>
          <table:table-cell office:value-type="string" calcext:value-type="string">
            <text:p>INTERVALO CONFIANZA B(a)</text:p>
          </table:table-cell>
          <table:table-cell office:value-type="string" calcext:value-type="string">
            <text:p>INTERVALO CONFIANZA B(b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369" calcext:value-type="float">
            <text:p>586.369</text:p>
          </table:table-cell>
          <table:table-cell office:value-type="float" office:value="157.098" calcext:value-type="float">
            <text:p>157.098</text:p>
          </table:table-cell>
          <table:table-cell office:value-type="float" office:value="741.888" calcext:value-type="float">
            <text:p>741.888</text:p>
          </table:table-cell>
          <table:table-cell table:formula="of:=AVERAGE([.B2:.B6])" office:value-type="float" office:value="604.7488" calcext:value-type="float">
            <text:p/>
          </table:table-cell>
          <table:table-cell table:formula="of:=STDEV([.B2:.B6])" office:value-type="float" office:value="12.2117613266883" calcext:value-type="float">
            <text:p/>
          </table:table-cell>
          <table:table-cell table:formula="of:=COM.MICROSOFT.CONFIDENCE.T(0.05;[.F2];5)" office:value-type="float" office:value="15.1629043940059" calcext:value-type="float">
            <text:p/>
          </table:table-cell>
          <table:table-cell table:formula="of:=[.E2]-[.G2]" office:value-type="float" office:value="589.585895605994" calcext:value-type="float">
            <text:p/>
          </table:table-cell>
          <table:table-cell table:style-name="ce2" table:formula="of:=[.E2]+[.G2]" office:value-type="float" office:value="619.911704394006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3.674" calcext:value-type="float">
            <text:p>613.674</text:p>
          </table:table-cell>
          <table:table-cell office:value-type="float" office:value="164.436" calcext:value-type="float">
            <text:p>164.436</text:p>
          </table:table-cell>
          <table:table-cell office:value-type="float" office:value="790.578" calcext:value-type="float">
            <text:p>790.578</text:p>
          </table:table-cell>
          <table:table-cell office:value-type="string" calcext:value-type="string">
            <text:p><text:s/>MEDIA C</text:p>
          </table:table-cell>
          <table:table-cell office:value-type="string" calcext:value-type="string">
            <text:p>DESVIACIÓN TÍPICA C</text:p>
          </table:table-cell>
          <table:table-cell office:value-type="string" calcext:value-type="string">
            <text:p>VALOR CONFIANZA C</text:p>
          </table:table-cell>
          <table:table-cell office:value-type="string" calcext:value-type="string">
            <text:p>INTERVALO CONFIANZA C(a)</text:p>
          </table:table-cell>
          <table:table-cell office:value-type="string" calcext:value-type="string">
            <text:p>INTERVALO CONFIANZA C(b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3.188" calcext:value-type="float">
            <text:p>613.188</text:p>
          </table:table-cell>
          <table:table-cell office:value-type="float" office:value="160.346" calcext:value-type="float">
            <text:p>160.346</text:p>
          </table:table-cell>
          <table:table-cell office:value-type="float" office:value="750.954" calcext:value-type="float">
            <text:p>750.954</text:p>
          </table:table-cell>
          <table:table-cell table:formula="of:=AVERAGE([.C2:.C6])" office:value-type="float" office:value="161.4746" calcext:value-type="float">
            <text:p/>
          </table:table-cell>
          <table:table-cell table:formula="of:=STDEV([.C2:.C6])" office:value-type="float" office:value="6.47403906383024" calcext:value-type="float">
            <text:p/>
          </table:table-cell>
          <table:table-cell table:formula="of:=COM.MICROSOFT.CONFIDENCE.T(0.05;[.F4];5)" office:value-type="float" office:value="8.03858122852281" calcext:value-type="float">
            <text:p/>
          </table:table-cell>
          <table:table-cell table:formula="of:=[.E4]-[.G4]" office:value-type="float" office:value="153.436018771477" calcext:value-type="float">
            <text:p/>
          </table:table-cell>
          <table:table-cell table:style-name="ce2" table:formula="of:=[.E4]+[.G4]" office:value-type="float" office:value="169.513181228523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7.932" calcext:value-type="float">
            <text:p>597.932</text:p>
          </table:table-cell>
          <table:table-cell office:value-type="float" office:value="154.524" calcext:value-type="float">
            <text:p>154.524</text:p>
          </table:table-cell>
          <table:table-cell office:value-type="float" office:value="723.0955082" calcext:value-type="float">
            <text:p>723.0955082</text:p>
          </table:table-cell>
          <table:table-cell office:value-type="string" calcext:value-type="string">
            <text:p><text:s/>MEDIA D</text:p>
          </table:table-cell>
          <table:table-cell office:value-type="string" calcext:value-type="string">
            <text:p>DESVIACIÓN TÍPICA D</text:p>
          </table:table-cell>
          <table:table-cell office:value-type="string" calcext:value-type="string">
            <text:p>VALOR CONFIANZA D</text:p>
          </table:table-cell>
          <table:table-cell office:value-type="string" calcext:value-type="string">
            <text:p>INTERVALO CONFIANZA D(a)</text:p>
          </table:table-cell>
          <table:table-cell office:value-type="string" calcext:value-type="string">
            <text:p>INTERVALO CONFIANZA D(b)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2.581" calcext:value-type="float">
            <text:p>612.581</text:p>
          </table:table-cell>
          <table:table-cell office:value-type="float" office:value="170.969" calcext:value-type="float">
            <text:p>170.969</text:p>
          </table:table-cell>
          <table:table-cell office:value-type="float" office:value="765.9485" calcext:value-type="float">
            <text:p>765.9485</text:p>
          </table:table-cell>
          <table:table-cell table:formula="of:=AVERAGE([.D2:.D6])" office:value-type="float" office:value="754.49280164" calcext:value-type="float">
            <text:p/>
          </table:table-cell>
          <table:table-cell table:formula="of:=STDEV([.D2:.D6])" office:value-type="float" office:value="25.4488150135931" calcext:value-type="float">
            <text:p/>
          </table:table-cell>
          <table:table-cell table:formula="of:=COM.MICROSOFT.CONFIDENCE.T(0.05;[.F6];5)" office:value-type="float" office:value="31.598877399326" calcext:value-type="float">
            <text:p/>
          </table:table-cell>
          <table:table-cell table:formula="of:=[.E6]-[.G6]" office:value-type="float" office:value="722.893924240674" calcext:value-type="float">
            <text:p/>
          </table:table-cell>
          <table:table-cell table:style-name="ce2" table:formula="of:=[.E6]+[.G6]" office:value-type="float" office:value="786.091679039326" calcext:value-type="float">
            <text:p/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EDIA B</text:p>
          </table:table-cell>
          <table:table-cell office:value-type="string" calcext:value-type="string">
            <text:p>DESVIACIÓN TÍPICA B</text:p>
          </table:table-cell>
          <table:table-cell office:value-type="string" calcext:value-type="string">
            <text:p>VALOR CONFIANZA B</text:p>
          </table:table-cell>
          <table:table-cell office:value-type="string" calcext:value-type="string">
            <text:p>INTERVALO CONFIANZA B(a)</text:p>
          </table:table-cell>
          <table:table-cell office:value-type="string" calcext:value-type="string">
            <text:p>INTERVALO CONFIANZA B(b)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.3328" calcext:value-type="float">
            <text:p>88.3328</text:p>
          </table:table-cell>
          <table:table-cell office:value-type="float" office:value="215.326" calcext:value-type="float">
            <text:p>215.326</text:p>
          </table:table-cell>
          <table:table-cell office:value-type="float" office:value="355.336" calcext:value-type="float">
            <text:p>355.336</text:p>
          </table:table-cell>
          <table:table-cell table:formula="of:=AVERAGE([.B9:.B13])" office:value-type="float" office:value="88.82316" calcext:value-type="float">
            <text:p/>
          </table:table-cell>
          <table:table-cell table:formula="of:=STDEV([.B9:.B13])" office:value-type="float" office:value="1.35187128566295" calcext:value-type="float">
            <text:p/>
          </table:table-cell>
          <table:table-cell table:formula="of:=COM.MICROSOFT.CONFIDENCE.T(0.05;[.F9];5)" office:value-type="float" office:value="1.67856990561312" calcext:value-type="float">
            <text:p/>
          </table:table-cell>
          <table:table-cell table:formula="of:=[.E9]-[.G9]" office:value-type="float" office:value="87.1445900943869" calcext:value-type="float">
            <text:p/>
          </table:table-cell>
          <table:table-cell table:style-name="ce2" table:formula="of:=[.E9]+[.G9]" office:value-type="float" office:value="90.5017299056131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.1757" calcext:value-type="float">
            <text:p>91.1757</text:p>
          </table:table-cell>
          <table:table-cell office:value-type="float" office:value="216.5" calcext:value-type="float">
            <text:p>216.5</text:p>
          </table:table-cell>
          <table:table-cell office:value-type="float" office:value="358.154" calcext:value-type="float">
            <text:p>358.154</text:p>
          </table:table-cell>
          <table:table-cell office:value-type="string" calcext:value-type="string">
            <text:p><text:s/>MEDIA C</text:p>
          </table:table-cell>
          <table:table-cell office:value-type="string" calcext:value-type="string">
            <text:p>DESVIACIÓN TÍPICA C</text:p>
          </table:table-cell>
          <table:table-cell office:value-type="string" calcext:value-type="string">
            <text:p>VALOR CONFIANZA C</text:p>
          </table:table-cell>
          <table:table-cell office:value-type="string" calcext:value-type="string">
            <text:p>INTERVALO CONFIANZA C(a)</text:p>
          </table:table-cell>
          <table:table-cell office:value-type="string" calcext:value-type="string">
            <text:p>INTERVALO CONFIANZA C(b)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.687" calcext:value-type="float">
            <text:p>88.687</text:p>
          </table:table-cell>
          <table:table-cell office:value-type="float" office:value="205.875" calcext:value-type="float">
            <text:p>205.875</text:p>
          </table:table-cell>
          <table:table-cell office:value-type="float" office:value="275.722" calcext:value-type="float">
            <text:p>275.722</text:p>
          </table:table-cell>
          <table:table-cell table:formula="of:=AVERAGE([.C9:.C13])" office:value-type="float" office:value="211.8824" calcext:value-type="float">
            <text:p/>
          </table:table-cell>
          <table:table-cell table:formula="of:=STDEV([.C9:.C13])" office:value-type="float" office:value="5.47763400566339" calcext:value-type="float">
            <text:p/>
          </table:table-cell>
          <table:table-cell table:formula="of:=COM.MICROSOFT.CONFIDENCE.T(0.05;[.F11];5)" office:value-type="float" office:value="6.80138094016891" calcext:value-type="float">
            <text:p/>
          </table:table-cell>
          <table:table-cell table:formula="of:=[.E11]-[.G11]" office:value-type="float" office:value="205.081019059831" calcext:value-type="float">
            <text:p/>
          </table:table-cell>
          <table:table-cell table:style-name="ce2" table:formula="of:=[.E11]+[.G11]" office:value-type="float" office:value="218.683780940169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.0768" calcext:value-type="float">
            <text:p>88.0768</text:p>
          </table:table-cell>
          <table:table-cell office:value-type="float" office:value="215.787" calcext:value-type="float">
            <text:p>215.787</text:p>
          </table:table-cell>
          <table:table-cell office:value-type="float" office:value="295.82826" calcext:value-type="float">
            <text:p>295.82826</text:p>
          </table:table-cell>
          <table:table-cell office:value-type="string" calcext:value-type="string">
            <text:p><text:s/>MEDIA D</text:p>
          </table:table-cell>
          <table:table-cell office:value-type="string" calcext:value-type="string">
            <text:p>DESVIACIÓN TÍPICA D</text:p>
          </table:table-cell>
          <table:table-cell office:value-type="string" calcext:value-type="string">
            <text:p>VALOR CONFIANZA D</text:p>
          </table:table-cell>
          <table:table-cell office:value-type="string" calcext:value-type="string">
            <text:p>INTERVALO CONFIANZA D(a)</text:p>
          </table:table-cell>
          <table:table-cell office:value-type="string" calcext:value-type="string">
            <text:p>INTERVALO CONFIANZA D(b)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.8435" calcext:value-type="float">
            <text:p>87.8435</text:p>
          </table:table-cell>
          <table:table-cell office:value-type="float" office:value="205.924" calcext:value-type="float">
            <text:p>205.924</text:p>
          </table:table-cell>
          <table:table-cell office:value-type="float" office:value="314.9563" calcext:value-type="float">
            <text:p>314.9563</text:p>
          </table:table-cell>
          <table:table-cell table:formula="of:=AVERAGE([.D9:.D13])" office:value-type="float" office:value="319.999312" calcext:value-type="float">
            <text:p/>
          </table:table-cell>
          <table:table-cell table:formula="of:=STDEV([.D9:.D13])" office:value-type="float" office:value="36.3132682980714" calcext:value-type="float">
            <text:p/>
          </table:table-cell>
          <table:table-cell table:formula="of:=COM.MICROSOFT.CONFIDENCE.T(0.05;[.F13];5)" office:value-type="float" office:value="45.0888779028294" calcext:value-type="float">
            <text:p/>
          </table:table-cell>
          <table:table-cell table:formula="of:=[.E13]-[.G13]" office:value-type="float" office:value="274.910434097171" calcext:value-type="float">
            <text:p/>
          </table:table-cell>
          <table:table-cell table:style-name="ce2" table:formula="of:=[.E13]+[.G13]" office:value-type="float" office:value="365.088189902829" calcext:value-type="float">
            <text:p/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EDIA B</text:p>
          </table:table-cell>
          <table:table-cell office:value-type="string" calcext:value-type="string">
            <text:p>DESVIACIÓN TÍPICA B</text:p>
          </table:table-cell>
          <table:table-cell office:value-type="string" calcext:value-type="string">
            <text:p>VALOR CONFIANZA B</text:p>
          </table:table-cell>
          <table:table-cell office:value-type="string" calcext:value-type="string">
            <text:p>INTERVALO CONFIANZA B(a)</text:p>
          </table:table-cell>
          <table:table-cell office:value-type="string" calcext:value-type="string">
            <text:p>INTERVALO CONFIANZA B(b)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7.729" calcext:value-type="float">
            <text:p>617.729</text:p>
          </table:table-cell>
          <table:table-cell office:value-type="float" office:value="167.12" calcext:value-type="float">
            <text:p>167.12</text:p>
          </table:table-cell>
          <table:table-cell office:value-type="float" office:value="825.245" calcext:value-type="float">
            <text:p>825.245</text:p>
          </table:table-cell>
          <table:table-cell table:formula="of:=AVERAGE([.B16:.B20])" office:value-type="float" office:value="613.3928" calcext:value-type="float">
            <text:p/>
          </table:table-cell>
          <table:table-cell table:formula="of:=STDEV([.B16:.B20])" office:value-type="float" office:value="6.8355570146112" calcext:value-type="float">
            <text:p/>
          </table:table-cell>
          <table:table-cell table:formula="of:=COM.MICROSOFT.CONFIDENCE.T(0.05;[.F16];5)" office:value-type="float" office:value="8.48746505271193" calcext:value-type="float">
            <text:p/>
          </table:table-cell>
          <table:table-cell table:formula="of:=[.E16]-[.G16]" office:value-type="float" office:value="604.905334947288" calcext:value-type="float">
            <text:p/>
          </table:table-cell>
          <table:table-cell table:style-name="ce2" table:formula="of:=[.E16]+[.G16]" office:value-type="float" office:value="621.880265052712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3.43" calcext:value-type="float">
            <text:p>603.43</text:p>
          </table:table-cell>
          <table:table-cell office:value-type="float" office:value="158.024" calcext:value-type="float">
            <text:p>158.024</text:p>
          </table:table-cell>
          <table:table-cell office:value-type="float" office:value="762.906" calcext:value-type="float">
            <text:p>762.906</text:p>
          </table:table-cell>
          <table:table-cell office:value-type="string" calcext:value-type="string">
            <text:p><text:s/>MEDIA C</text:p>
          </table:table-cell>
          <table:table-cell office:value-type="string" calcext:value-type="string">
            <text:p>DESVIACIÓN TÍPICA C</text:p>
          </table:table-cell>
          <table:table-cell office:value-type="string" calcext:value-type="string">
            <text:p>VALOR CONFIANZA C</text:p>
          </table:table-cell>
          <table:table-cell office:value-type="string" calcext:value-type="string">
            <text:p>INTERVALO CONFIANZA C(a)</text:p>
          </table:table-cell>
          <table:table-cell office:value-type="string" calcext:value-type="string">
            <text:p>INTERVALO CONFIANZA C(b)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8.336" calcext:value-type="float">
            <text:p>618.336</text:p>
          </table:table-cell>
          <table:table-cell office:value-type="float" office:value="175.098" calcext:value-type="float">
            <text:p>175.098</text:p>
          </table:table-cell>
          <table:table-cell office:value-type="float" office:value="784.403" calcext:value-type="float">
            <text:p>784.403</text:p>
          </table:table-cell>
          <table:table-cell table:formula="of:=AVERAGE([.C16:.C20])" office:value-type="float" office:value="164.6318" calcext:value-type="float">
            <text:p/>
          </table:table-cell>
          <table:table-cell table:formula="of:=STDEV([.C16:.C20])" office:value-type="float" office:value="6.86143951368808" calcext:value-type="float">
            <text:p/>
          </table:table-cell>
          <table:table-cell table:formula="of:=COM.MICROSOFT.CONFIDENCE.T(0.05;[.F18];5)" office:value-type="float" office:value="8.51960241999923" calcext:value-type="float">
            <text:p/>
          </table:table-cell>
          <table:table-cell table:formula="of:=[.E18]-[.G18]" office:value-type="float" office:value="156.112197580001" calcext:value-type="float">
            <text:p/>
          </table:table-cell>
          <table:table-cell table:style-name="ce2" table:formula="of:=[.E18]+[.G18]" office:value-type="float" office:value="173.151402419999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8.434" calcext:value-type="float">
            <text:p>618.434</text:p>
          </table:table-cell>
          <table:table-cell office:value-type="float" office:value="163.554" calcext:value-type="float">
            <text:p>163.554</text:p>
          </table:table-cell>
          <table:table-cell office:value-type="float" office:value="763.0955082" calcext:value-type="float">
            <text:p>763.0955082</text:p>
          </table:table-cell>
          <table:table-cell office:value-type="string" calcext:value-type="string">
            <text:p><text:s/>MEDIA D</text:p>
          </table:table-cell>
          <table:table-cell office:value-type="string" calcext:value-type="string">
            <text:p>DESVIACIÓN TÍPICA D</text:p>
          </table:table-cell>
          <table:table-cell office:value-type="string" calcext:value-type="string">
            <text:p>VALOR CONFIANZA D</text:p>
          </table:table-cell>
          <table:table-cell office:value-type="string" calcext:value-type="string">
            <text:p>INTERVALO CONFIANZA D(a)</text:p>
          </table:table-cell>
          <table:table-cell office:value-type="string" calcext:value-type="string">
            <text:p>INTERVALO CONFIANZA D(b)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9.035" calcext:value-type="float">
            <text:p>609.035</text:p>
          </table:table-cell>
          <table:table-cell office:value-type="float" office:value="159.363" calcext:value-type="float">
            <text:p>159.363</text:p>
          </table:table-cell>
          <table:table-cell office:value-type="float" office:value="823.0955082" calcext:value-type="float">
            <text:p>823.0955082</text:p>
          </table:table-cell>
          <table:table-cell table:formula="of:=AVERAGE([.D16:.D20])" office:value-type="float" office:value="791.74900328" calcext:value-type="float">
            <text:p/>
          </table:table-cell>
          <table:table-cell table:formula="of:=STDEV([.D16:.D20])" office:value-type="float" office:value="30.8686351725553" calcext:value-type="float">
            <text:p/>
          </table:table-cell>
          <table:table-cell table:formula="of:=COM.MICROSOFT.CONFIDENCE.T(0.05;[.F20];5)" office:value-type="float" office:value="38.3284729674484" calcext:value-type="float">
            <text:p/>
          </table:table-cell>
          <table:table-cell table:formula="of:=[.E20]-[.G20]" office:value-type="float" office:value="753.420530312552" calcext:value-type="float">
            <text:p/>
          </table:table-cell>
          <table:table-cell table:style-name="ce2" table:formula="of:=[.E20]+[.G20]" office:value-type="float" office:value="830.077476247448" calcext:value-type="float">
            <text:p/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VELOCIDAD MB/s</text:p>
          </table:table-cell>
          <table:table-cell table:number-columns-repeated="3"/>
          <table:table-cell office:value-type="string" calcext:value-type="string">
            <text:p>MEDIA B</text:p>
          </table:table-cell>
          <table:table-cell office:value-type="string" calcext:value-type="string">
            <text:p>DESVIACIÓN TÍPICA B</text:p>
          </table:table-cell>
          <table:table-cell office:value-type="string" calcext:value-type="string">
            <text:p>VALOR CONFIANZA B</text:p>
          </table:table-cell>
          <table:table-cell office:value-type="string" calcext:value-type="string">
            <text:p>INTERVALO CONFIANZA B(a)</text:p>
          </table:table-cell>
          <table:table-cell office:value-type="string" calcext:value-type="string">
            <text:p>INTERVALO CONFIANZA B(b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2705" calcext:value-type="float">
            <text:p>8.52705</text:p>
          </table:table-cell>
          <table:table-cell office:value-type="float" office:value="31.8273" calcext:value-type="float">
            <text:p>31.8273</text:p>
          </table:table-cell>
          <table:table-cell office:value-type="float" office:value="6.73956" calcext:value-type="float">
            <text:p>6.73956</text:p>
          </table:table-cell>
          <table:table-cell table:formula="of:=AVERAGE([.B23:.B27])" office:value-type="float" office:value="8.270628" calcext:value-type="float">
            <text:p/>
          </table:table-cell>
          <table:table-cell table:formula="of:=STDEV([.B23:.B27])" office:value-type="float" office:value="0.169255488596381" calcext:value-type="float">
            <text:p/>
          </table:table-cell>
          <table:table-cell table:formula="of:=COM.MICROSOFT.CONFIDENCE.T(0.05;[.F23];5)" office:value-type="float" office:value="0.210158446688515" calcext:value-type="float">
            <text:p/>
          </table:table-cell>
          <table:table-cell table:formula="of:=[.E23]-[.G23]" office:value-type="float" office:value="8.06046955331148" calcext:value-type="float">
            <text:p/>
          </table:table-cell>
          <table:table-cell table:style-name="ce2" table:formula="of:=[.E23]+[.G23]" office:value-type="float" office:value="8.48078644668851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4765" calcext:value-type="float">
            <text:p>8.14765</text:p>
          </table:table-cell>
          <table:table-cell office:value-type="float" office:value="30.407" calcext:value-type="float">
            <text:p>30.407</text:p>
          </table:table-cell>
          <table:table-cell office:value-type="float" office:value="6.32449" calcext:value-type="float">
            <text:p>6.32449</text:p>
          </table:table-cell>
          <table:table-cell office:value-type="string" calcext:value-type="string">
            <text:p><text:s/>MEDIA C</text:p>
          </table:table-cell>
          <table:table-cell office:value-type="string" calcext:value-type="string">
            <text:p>DESVIACIÓN TÍPICA C</text:p>
          </table:table-cell>
          <table:table-cell office:value-type="string" calcext:value-type="string">
            <text:p>VALOR CONFIANZA C</text:p>
          </table:table-cell>
          <table:table-cell office:value-type="string" calcext:value-type="string">
            <text:p>INTERVALO CONFIANZA C(a)</text:p>
          </table:table-cell>
          <table:table-cell office:value-type="string" calcext:value-type="string">
            <text:p>INTERVALO CONFIANZA C(b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1541" calcext:value-type="float">
            <text:p>8.1541</text:p>
          </table:table-cell>
          <table:table-cell office:value-type="float" office:value="31.1826" calcext:value-type="float">
            <text:p>31.1826</text:p>
          </table:table-cell>
          <table:table-cell office:value-type="float" office:value="6.65819" calcext:value-type="float">
            <text:p>6.65819</text:p>
          </table:table-cell>
          <table:table-cell table:formula="of:=AVERAGE([.C23:.C27])" office:value-type="float" office:value="31.0039" calcext:value-type="float">
            <text:p/>
          </table:table-cell>
          <table:table-cell table:formula="of:=STDEV([.C23:.C27])" office:value-type="float" office:value="1.22390984757865" calcext:value-type="float">
            <text:p/>
          </table:table-cell>
          <table:table-cell table:formula="of:=COM.MICROSOFT.CONFIDENCE.T(0.05;[.F25];5)" office:value-type="float" office:value="1.51968479478547" calcext:value-type="float">
            <text:p/>
          </table:table-cell>
          <table:table-cell table:formula="of:=[.E25]-[.G25]" office:value-type="float" office:value="29.4842152052145" calcext:value-type="float">
            <text:p/>
          </table:table-cell>
          <table:table-cell table:style-name="ce2" table:formula="of:=[.E25]+[.G25]" office:value-type="float" office:value="32.5235847947855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36215" calcext:value-type="float">
            <text:p>8.36215</text:p>
          </table:table-cell>
          <table:table-cell office:value-type="float" office:value="32.3575" calcext:value-type="float">
            <text:p>32.3575</text:p>
          </table:table-cell>
          <table:table-cell office:value-type="float" office:value="5.23515" calcext:value-type="float">
            <text:p>5.23515</text:p>
          </table:table-cell>
          <table:table-cell office:value-type="string" calcext:value-type="string">
            <text:p><text:s/>MEDIA D</text:p>
          </table:table-cell>
          <table:table-cell office:value-type="string" calcext:value-type="string">
            <text:p>DESVIACIÓN TÍPICA D</text:p>
          </table:table-cell>
          <table:table-cell office:value-type="string" calcext:value-type="string">
            <text:p>VALOR CONFIANZA D</text:p>
          </table:table-cell>
          <table:table-cell office:value-type="string" calcext:value-type="string">
            <text:p>INTERVALO CONFIANZA D(a)</text:p>
          </table:table-cell>
          <table:table-cell office:value-type="string" calcext:value-type="string">
            <text:p>INTERVALO CONFIANZA D(b)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16219" calcext:value-type="float">
            <text:p>8.16219</text:p>
          </table:table-cell>
          <table:table-cell office:value-type="float" office:value="29.2451" calcext:value-type="float">
            <text:p>29.2451</text:p>
          </table:table-cell>
          <table:table-cell office:value-type="float" office:value="5.27145" calcext:value-type="float">
            <text:p>5.27145</text:p>
          </table:table-cell>
          <table:table-cell table:formula="of:=AVERAGE([.D23:.D27])" office:value-type="float" office:value="6.045768" calcext:value-type="float">
            <text:p/>
          </table:table-cell>
          <table:table-cell table:formula="of:=STDEV([.D23:.D27])" office:value-type="float" office:value="0.740061468001139" calcext:value-type="float">
            <text:p/>
          </table:table-cell>
          <table:table-cell table:formula="of:=COM.MICROSOFT.CONFIDENCE.T(0.05;[.F27];5)" office:value-type="float" office:value="0.918907681274841" calcext:value-type="float">
            <text:p/>
          </table:table-cell>
          <table:table-cell table:formula="of:=[.E27]-[.G27]" office:value-type="float" office:value="5.12686031872516" calcext:value-type="float">
            <text:p/>
          </table:table-cell>
          <table:table-cell table:style-name="ce2" table:formula="of:=[.E27]+[.G27]" office:value-type="float" office:value="6.96467568127484" calcext:value-type="float">
            <text:p/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EDIA B</text:p>
          </table:table-cell>
          <table:table-cell office:value-type="string" calcext:value-type="string">
            <text:p>DESVIACIÓN TÍPICA B</text:p>
          </table:table-cell>
          <table:table-cell office:value-type="string" calcext:value-type="string">
            <text:p>VALOR CONFIANZA B</text:p>
          </table:table-cell>
          <table:table-cell office:value-type="string" calcext:value-type="string">
            <text:p>INTERVALO CONFIANZA B(a)</text:p>
          </table:table-cell>
          <table:table-cell office:value-type="string" calcext:value-type="string">
            <text:p>INTERVALO CONFIANZA B(b)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.6041" calcext:value-type="float">
            <text:p>56.6041</text:p>
          </table:table-cell>
          <table:table-cell office:value-type="float" office:value="23.2206" calcext:value-type="float">
            <text:p>23.2206</text:p>
          </table:table-cell>
          <table:table-cell office:value-type="float" office:value="14.0712" calcext:value-type="float">
            <text:p>14.0712</text:p>
          </table:table-cell>
          <table:table-cell table:formula="of:=AVERAGE([.B30:.B34])" office:value-type="float" office:value="56.30186" calcext:value-type="float">
            <text:p/>
          </table:table-cell>
          <table:table-cell table:formula="of:=STDEV([.B30:.B34])" office:value-type="float" office:value="0.841980176726271" calcext:value-type="float">
            <text:p/>
          </table:table-cell>
          <table:table-cell table:formula="of:=COM.MICROSOFT.CONFIDENCE.T(0.05;[.F30];5)" office:value-type="float" office:value="1.04545647264225" calcext:value-type="float">
            <text:p/>
          </table:table-cell>
          <table:table-cell table:formula="of:=[.E30]-[.G30]" office:value-type="float" office:value="55.2564035273578" calcext:value-type="float">
            <text:p/>
          </table:table-cell>
          <table:table-cell table:style-name="ce2" table:formula="of:=[.E30]+[.G30]" office:value-type="float" office:value="57.3473164726422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.8392" calcext:value-type="float">
            <text:p>54.8392</text:p>
          </table:table-cell>
          <table:table-cell office:value-type="float" office:value="23.0947" calcext:value-type="float">
            <text:p>23.0947</text:p>
          </table:table-cell>
          <table:table-cell office:value-type="float" office:value="13.9605" calcext:value-type="float">
            <text:p>13.9605</text:p>
          </table:table-cell>
          <table:table-cell office:value-type="string" calcext:value-type="string">
            <text:p><text:s/>MEDIA C</text:p>
          </table:table-cell>
          <table:table-cell office:value-type="string" calcext:value-type="string">
            <text:p>DESVIACIÓN TÍPICA C</text:p>
          </table:table-cell>
          <table:table-cell office:value-type="string" calcext:value-type="string">
            <text:p>VALOR CONFIANZA C</text:p>
          </table:table-cell>
          <table:table-cell office:value-type="string" calcext:value-type="string">
            <text:p>INTERVALO CONFIANZA C(a)</text:p>
          </table:table-cell>
          <table:table-cell office:value-type="string" calcext:value-type="string">
            <text:p>INTERVALO CONFIANZA C(b)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.378" calcext:value-type="float">
            <text:p>56.378</text:p>
          </table:table-cell>
          <table:table-cell office:value-type="float" office:value="24.2866" calcext:value-type="float">
            <text:p>24.2866</text:p>
          </table:table-cell>
          <table:table-cell office:value-type="float" office:value="18.1342" calcext:value-type="float">
            <text:p>18.1342</text:p>
          </table:table-cell>
          <table:table-cell table:formula="of:=AVERAGE([.C30:.C34])" office:value-type="float" office:value="23.61074" calcext:value-type="float">
            <text:p/>
          </table:table-cell>
          <table:table-cell table:formula="of:=STDEV([.C30:.C34])" office:value-type="float" office:value="0.61596365801888" calcext:value-type="float">
            <text:p/>
          </table:table-cell>
          <table:table-cell table:formula="of:=COM.MICROSOFT.CONFIDENCE.T(0.05;[.F32];5)" office:value-type="float" office:value="0.764819898363939" calcext:value-type="float">
            <text:p/>
          </table:table-cell>
          <table:table-cell table:formula="of:=[.E32]-[.G32]" office:value-type="float" office:value="22.8459201016361" calcext:value-type="float">
            <text:p/>
          </table:table-cell>
          <table:table-cell table:style-name="ce2" table:formula="of:=[.E32]+[.G32]" office:value-type="float" office:value="24.3755598983639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.7686" calcext:value-type="float">
            <text:p>56.7686</text:p>
          </table:table-cell>
          <table:table-cell office:value-type="float" office:value="23.171" calcext:value-type="float">
            <text:p>23.171</text:p>
          </table:table-cell>
          <table:table-cell office:value-type="float" office:value="16.03675" calcext:value-type="float">
            <text:p>16.03675</text:p>
          </table:table-cell>
          <table:table-cell office:value-type="string" calcext:value-type="string">
            <text:p><text:s/>MEDIA D</text:p>
          </table:table-cell>
          <table:table-cell office:value-type="string" calcext:value-type="string">
            <text:p>DESVIACIÓN TÍPICA D</text:p>
          </table:table-cell>
          <table:table-cell office:value-type="string" calcext:value-type="string">
            <text:p>VALOR CONFIANZA D</text:p>
          </table:table-cell>
          <table:table-cell office:value-type="string" calcext:value-type="string">
            <text:p>INTERVALO CONFIANZA D(a)</text:p>
          </table:table-cell>
          <table:table-cell office:value-type="string" calcext:value-type="string">
            <text:p>INTERVALO CONFIANZA D(b)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9194" calcext:value-type="float">
            <text:p>56.9194</text:p>
          </table:table-cell>
          <table:table-cell office:value-type="float" office:value="24.2808" calcext:value-type="float">
            <text:p>24.2808</text:p>
          </table:table-cell>
          <table:table-cell office:value-type="float" office:value="17.2674" calcext:value-type="float">
            <text:p>17.2674</text:p>
          </table:table-cell>
          <table:table-cell table:formula="of:=AVERAGE([.D30:.D34])" office:value-type="float" office:value="15.89401" calcext:value-type="float">
            <text:p/>
          </table:table-cell>
          <table:table-cell table:formula="of:=STDEV([.D30:.D34])" office:value-type="float" office:value="1.86990128429284" calcext:value-type="float">
            <text:p/>
          </table:table-cell>
          <table:table-cell table:formula="of:=COM.MICROSOFT.CONFIDENCE.T(0.05;[.F34];5)" office:value-type="float" office:value="2.3217891049014" calcext:value-type="float">
            <text:p/>
          </table:table-cell>
          <table:table-cell table:formula="of:=[.E34]-[.G34]" office:value-type="float" office:value="13.5722208950986" calcext:value-type="float">
            <text:p/>
          </table:table-cell>
          <table:table-cell table:style-name="ce2" table:formula="of:=[.E34]+[.G34]" office:value-type="float" office:value="18.2157991049014" calcext:value-type="float">
            <text:p/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EDIA B</text:p>
          </table:table-cell>
          <table:table-cell office:value-type="string" calcext:value-type="string">
            <text:p>DESVIACIÓN TÍPICA B</text:p>
          </table:table-cell>
          <table:table-cell office:value-type="string" calcext:value-type="string">
            <text:p>VALOR CONFIANZA B</text:p>
          </table:table-cell>
          <table:table-cell office:value-type="string" calcext:value-type="string">
            <text:p>INTERVALO CONFIANZA B(a)</text:p>
          </table:table-cell>
          <table:table-cell office:value-type="string" calcext:value-type="string">
            <text:p>INTERVALO CONFIANZA B(b)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09416" calcext:value-type="float">
            <text:p>8.09416</text:p>
          </table:table-cell>
          <table:table-cell office:value-type="float" office:value="29.9186" calcext:value-type="float">
            <text:p>29.9186</text:p>
          </table:table-cell>
          <table:table-cell office:value-type="float" office:value="6.0588" calcext:value-type="float">
            <text:p>6.0588</text:p>
          </table:table-cell>
          <table:table-cell table:formula="of:=AVERAGE([.B37:.B41])" office:value-type="float" office:value="8.152198" calcext:value-type="float">
            <text:p/>
          </table:table-cell>
          <table:table-cell table:formula="of:=STDEV([.B37:.B41])" office:value-type="float" office:value="0.091445396658334" calcext:value-type="float">
            <text:p/>
          </table:table-cell>
          <table:table-cell table:formula="of:=COM.MICROSOFT.CONFIDENCE.T(0.05;[.F37];5)" office:value-type="float" office:value="0.113544456832116" calcext:value-type="float">
            <text:p/>
          </table:table-cell>
          <table:table-cell table:formula="of:=[.E37]-[.G37]" office:value-type="float" office:value="8.03865354316788" calcext:value-type="float">
            <text:p/>
          </table:table-cell>
          <table:table-cell table:style-name="ce2" table:formula="of:=[.E37]+[.G37]" office:value-type="float" office:value="8.26574245683212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28597" calcext:value-type="float">
            <text:p>8.28597</text:p>
          </table:table-cell>
          <table:table-cell office:value-type="float" office:value="31.6407" calcext:value-type="float">
            <text:p>31.6407</text:p>
          </table:table-cell>
          <table:table-cell office:value-type="float" office:value="6.55389" calcext:value-type="float">
            <text:p>6.55389</text:p>
          </table:table-cell>
          <table:table-cell office:value-type="string" calcext:value-type="string">
            <text:p><text:s/>MEDIA C</text:p>
          </table:table-cell>
          <table:table-cell office:value-type="string" calcext:value-type="string">
            <text:p>DESVIACIÓN TÍPICA C</text:p>
          </table:table-cell>
          <table:table-cell office:value-type="string" calcext:value-type="string">
            <text:p>VALOR CONFIANZA C</text:p>
          </table:table-cell>
          <table:table-cell office:value-type="string" calcext:value-type="string">
            <text:p>INTERVALO CONFIANZA C(a)</text:p>
          </table:table-cell>
          <table:table-cell office:value-type="string" calcext:value-type="string">
            <text:p>INTERVALO CONFIANZA C(b)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08621" calcext:value-type="float">
            <text:p>8.08621</text:p>
          </table:table-cell>
          <table:table-cell office:value-type="float" office:value="28.5554" calcext:value-type="float">
            <text:p>28.5554</text:p>
          </table:table-cell>
          <table:table-cell office:value-type="float" office:value="3.4129" calcext:value-type="float">
            <text:p>3.4129</text:p>
          </table:table-cell>
          <table:table-cell table:formula="of:=AVERAGE([.C37:.C41])" office:value-type="float" office:value="30.41212" calcext:value-type="float">
            <text:p/>
          </table:table-cell>
          <table:table-cell table:formula="of:=STDEV([.C37:.C41])" office:value-type="float" office:value="1.24021854404778" calcext:value-type="float">
            <text:p/>
          </table:table-cell>
          <table:table-cell table:formula="of:=COM.MICROSOFT.CONFIDENCE.T(0.05;[.F39];5)" office:value-type="float" office:value="1.53993471604882" calcext:value-type="float">
            <text:p/>
          </table:table-cell>
          <table:table-cell table:formula="of:=[.E39]-[.G39]" office:value-type="float" office:value="28.8721852839512" calcext:value-type="float">
            <text:p/>
          </table:table-cell>
          <table:table-cell table:style-name="ce2" table:formula="of:=[.E39]+[.G39]" office:value-type="float" office:value="31.9520547160488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08494" calcext:value-type="float">
            <text:p>8.08494</text:p>
          </table:table-cell>
          <table:table-cell office:value-type="float" office:value="30.571" calcext:value-type="float">
            <text:p>30.571</text:p>
          </table:table-cell>
          <table:table-cell office:value-type="float" office:value="2.91367" calcext:value-type="float">
            <text:p>2.91367</text:p>
          </table:table-cell>
          <table:table-cell office:value-type="string" calcext:value-type="string">
            <text:p><text:s/>MEDIA D</text:p>
          </table:table-cell>
          <table:table-cell office:value-type="string" calcext:value-type="string">
            <text:p>DESVIACIÓN TÍPICA D</text:p>
          </table:table-cell>
          <table:table-cell office:value-type="string" calcext:value-type="string">
            <text:p>VALOR CONFIANZA D</text:p>
          </table:table-cell>
          <table:table-cell office:value-type="string" calcext:value-type="string">
            <text:p>INTERVALO CONFIANZA D(a)</text:p>
          </table:table-cell>
          <table:table-cell office:value-type="string" calcext:value-type="string">
            <text:p>INTERVALO CONFIANZA D(b)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20971" calcext:value-type="float">
            <text:p>8.20971</text:p>
          </table:table-cell>
          <table:table-cell office:value-type="float" office:value="31.3749" calcext:value-type="float">
            <text:p>31.3749</text:p>
          </table:table-cell>
          <table:table-cell office:value-type="float" office:value="3.26006" calcext:value-type="float">
            <text:p>3.26006</text:p>
          </table:table-cell>
          <table:table-cell table:formula="of:=AVERAGE([.D37:.D41])" office:value-type="float" office:value="4.439864" calcext:value-type="float">
            <text:p/>
          </table:table-cell>
          <table:table-cell table:formula="of:=STDEV([.D37:.D41])" office:value-type="float" office:value="1.7223472618871" calcext:value-type="float">
            <text:p/>
          </table:table-cell>
          <table:table-cell table:formula="of:=COM.MICROSOFT.CONFIDENCE.T(0.05;[.F41];5)" office:value-type="float" office:value="2.13857658749005" calcext:value-type="float">
            <text:p/>
          </table:table-cell>
          <table:table-cell table:formula="of:=[.E41]-[.G41]" office:value-type="float" office:value="2.30128741250995" calcext:value-type="float">
            <text:p/>
          </table:table-cell>
          <table:table-cell table:style-name="ce2" table:formula="of:=[.E41]+[.G41]" office:value-type="float" office:value="6.57844058749005" calcext:value-type="float">
            <text:p/>
          </table:table-cell>
          <table:table-cell table:number-columns-repeated="5"/>
        </table:table-row>
        <table:table-row table:style-name="ro1" table:number-rows-repeated="104853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document-statistic meta:table-count="1" meta:cell-count="30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Experimento 2</text:p>
        </chart:title>
        <chart:subtitle svg:x="6.197cm" svg:y="1.301cm" chart:style-name="ch3">
          <text:p>Tiempo de Escritura</text:p>
        </chart:subtitle>
        <chart:legend chart:legend-position="end" svg:x="11.64cm" svg:y="3.703cm" style:legend-expansion="high" chart:style-name="ch4"/>
        <chart:plot-area chart:style-name="ch5" table:cell-range-address="Sheet1.B1:Sheet1.D6" chart:data-source-has-labels="row" svg:x="0.77cm" svg:y="2.37cm" svg:width="10.23cm" svg:height="6.03cm">
          <chartooo:coordinate-region svg:x="1.577cm" svg:y="2.569cm" svg:width="9.329cm" svg:height="5.1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6" chart:label-cell-address="Sheet1.B1:Sheet1.B1" chart:class="chart:line">
            <chart:data-point chart:repeated="5"/>
          </chart:series>
          <chart:series chart:style-name="ch9" chart:values-cell-range-address="Sheet1.C2:Sheet1.C6" chart:label-cell-address="Sheet1.C1:Sheet1.C1" chart:class="chart:line">
            <chart:data-point chart:repeated="5"/>
          </chart:series>
          <chart:series chart:style-name="ch10" chart:values-cell-range-address="Sheet1.D2:Sheet1.D6" chart:label-cell-address="Sheet1.D1:Sheet1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B3.0</text:p>
                <draw:g>
                  <svg:desc>Sheet1.B1:Sheet1.B1</svg:desc>
                </draw:g>
              </table:table-cell>
              <table:table-cell office:value-type="string">
                <text:p>DISCOEXTRAIBLE</text:p>
                <draw:g>
                  <svg:desc>Sheet1.C1:Sheet1.C1</svg:desc>
                </draw:g>
              </table:table-cell>
              <table:table-cell office:value-type="string">
                <text:p>USB2.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6.369">
                <text:p>586.369</text:p>
                <draw:g>
                  <svg:desc>Sheet1.B2:Sheet1.B6</svg:desc>
                </draw:g>
              </table:table-cell>
              <table:table-cell office:value-type="float" office:value="157.098">
                <text:p>157.098</text:p>
                <draw:g>
                  <svg:desc>Sheet1.C2:Sheet1.C6</svg:desc>
                </draw:g>
              </table:table-cell>
              <table:table-cell office:value-type="float" office:value="741.888">
                <text:p>741.888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3.674">
                <text:p>613.674</text:p>
              </table:table-cell>
              <table:table-cell office:value-type="float" office:value="164.436">
                <text:p>164.436</text:p>
              </table:table-cell>
              <table:table-cell office:value-type="float" office:value="790.578">
                <text:p>790.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3.188">
                <text:p>613.188</text:p>
              </table:table-cell>
              <table:table-cell office:value-type="float" office:value="160.346">
                <text:p>160.346</text:p>
              </table:table-cell>
              <table:table-cell office:value-type="float" office:value="750.954">
                <text:p>750.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7.932">
                <text:p>597.932</text:p>
              </table:table-cell>
              <table:table-cell office:value-type="float" office:value="154.524">
                <text:p>154.524</text:p>
              </table:table-cell>
              <table:table-cell office:value-type="float" office:value="723.0955082">
                <text:p>723.0955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2.581">
                <text:p>612.581</text:p>
              </table:table-cell>
              <table:table-cell office:value-type="float" office:value="170.969">
                <text:p>170.969</text:p>
              </table:table-cell>
              <table:table-cell office:value-type="float" office:value="765.9485">
                <text:p>765.94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22cm" svg:y="0.316cm" chart:style-name="ch2">
          <text:p>Experimento 2 </text:p>
        </chart:title>
        <chart:subtitle svg:x="6.329cm" svg:y="1.301cm" chart:style-name="ch3">
          <text:p>Tiempo de Lectura</text:p>
        </chart:subtitle>
        <chart:legend chart:legend-position="end" svg:x="11.64cm" svg:y="3.703cm" style:legend-expansion="high" chart:style-name="ch4"/>
        <chart:plot-area chart:style-name="ch5" table:cell-range-address="Sheet1.B1:Sheet1.D1 Sheet1.B9:Sheet1.D13" chart:data-source-has-labels="row" svg:x="0.77cm" svg:y="2.37cm" svg:width="10.23cm" svg:height="6.03cm">
          <chartooo:coordinate-region svg:x="1.577cm" svg:y="2.569cm" svg:width="9.329cm" svg:height="5.1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9:Sheet1.B13" chart:label-cell-address="Sheet1.B1:Sheet1.B1" chart:class="chart:line">
            <chart:data-point chart:repeated="5"/>
          </chart:series>
          <chart:series chart:style-name="ch9" chart:values-cell-range-address="Sheet1.C9:Sheet1.C13" chart:label-cell-address="Sheet1.C1:Sheet1.C1" chart:class="chart:line">
            <chart:data-point chart:repeated="5"/>
          </chart:series>
          <chart:series chart:style-name="ch10" chart:values-cell-range-address="Sheet1.D9:Sheet1.D13" chart:label-cell-address="Sheet1.D1:Sheet1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B3.0</text:p>
                <draw:g>
                  <svg:desc>Sheet1.B1:Sheet1.B1</svg:desc>
                </draw:g>
              </table:table-cell>
              <table:table-cell office:value-type="string">
                <text:p>DISCOEXTRAIBLE</text:p>
                <draw:g>
                  <svg:desc>Sheet1.C1:Sheet1.C1</svg:desc>
                </draw:g>
              </table:table-cell>
              <table:table-cell office:value-type="string">
                <text:p>USB2.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.3328">
                <text:p>88.3328</text:p>
                <draw:g>
                  <svg:desc>Sheet1.B9:Sheet1.B13</svg:desc>
                </draw:g>
              </table:table-cell>
              <table:table-cell office:value-type="float" office:value="215.326">
                <text:p>215.326</text:p>
                <draw:g>
                  <svg:desc>Sheet1.C9:Sheet1.C13</svg:desc>
                </draw:g>
              </table:table-cell>
              <table:table-cell office:value-type="float" office:value="355.336">
                <text:p>355.336</text:p>
                <draw:g>
                  <svg:desc>Sheet1.D9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.1757">
                <text:p>91.1757</text:p>
              </table:table-cell>
              <table:table-cell office:value-type="float" office:value="216.5">
                <text:p>216.5</text:p>
              </table:table-cell>
              <table:table-cell office:value-type="float" office:value="358.154">
                <text:p>358.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.687">
                <text:p>88.687</text:p>
              </table:table-cell>
              <table:table-cell office:value-type="float" office:value="205.875">
                <text:p>205.875</text:p>
              </table:table-cell>
              <table:table-cell office:value-type="float" office:value="275.722">
                <text:p>275.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.0768">
                <text:p>88.0768</text:p>
              </table:table-cell>
              <table:table-cell office:value-type="float" office:value="215.787">
                <text:p>215.787</text:p>
              </table:table-cell>
              <table:table-cell office:value-type="float" office:value="295.82826">
                <text:p>295.82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8435">
                <text:p>87.8435</text:p>
              </table:table-cell>
              <table:table-cell office:value-type="float" office:value="205.924">
                <text:p>205.924</text:p>
              </table:table-cell>
              <table:table-cell office:value-type="float" office:value="314.9563">
                <text:p>314.95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Experimento 2</text:p>
        </chart:title>
        <chart:subtitle svg:x="5.496cm" svg:y="1.301cm" chart:style-name="ch3">
          <text:p>Tiempo de Escritura/Lectura</text:p>
        </chart:subtitle>
        <chart:legend chart:legend-position="end" svg:x="11.64cm" svg:y="3.703cm" style:legend-expansion="high" chart:style-name="ch4"/>
        <chart:plot-area chart:style-name="ch5" table:cell-range-address="Sheet1.B1:Sheet1.D1 Sheet1.B16:Sheet1.D20" chart:data-source-has-labels="row" svg:x="0.77cm" svg:y="2.37cm" svg:width="10.23cm" svg:height="6.03cm">
          <chartooo:coordinate-region svg:x="1.577cm" svg:y="2.569cm" svg:width="9.329cm" svg:height="5.1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16:Sheet1.B20" chart:label-cell-address="Sheet1.B1:Sheet1.B1" chart:class="chart:line">
            <chart:data-point chart:repeated="5"/>
          </chart:series>
          <chart:series chart:style-name="ch9" chart:values-cell-range-address="Sheet1.C16:Sheet1.C20" chart:label-cell-address="Sheet1.C1:Sheet1.C1" chart:class="chart:line">
            <chart:data-point chart:repeated="5"/>
          </chart:series>
          <chart:series chart:style-name="ch10" chart:values-cell-range-address="Sheet1.D16:Sheet1.D20" chart:label-cell-address="Sheet1.D1:Sheet1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B3.0</text:p>
                <draw:g>
                  <svg:desc>Sheet1.B1:Sheet1.B1</svg:desc>
                </draw:g>
              </table:table-cell>
              <table:table-cell office:value-type="string">
                <text:p>DISCOEXTRAIBLE</text:p>
                <draw:g>
                  <svg:desc>Sheet1.C1:Sheet1.C1</svg:desc>
                </draw:g>
              </table:table-cell>
              <table:table-cell office:value-type="string">
                <text:p>USB2.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7.729">
                <text:p>617.729</text:p>
                <draw:g>
                  <svg:desc>Sheet1.B16:Sheet1.B20</svg:desc>
                </draw:g>
              </table:table-cell>
              <table:table-cell office:value-type="float" office:value="167.12">
                <text:p>167.12</text:p>
                <draw:g>
                  <svg:desc>Sheet1.C16:Sheet1.C20</svg:desc>
                </draw:g>
              </table:table-cell>
              <table:table-cell office:value-type="float" office:value="825.245">
                <text:p>825.245</text:p>
                <draw:g>
                  <svg:desc>Sheet1.D16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3.43">
                <text:p>603.43</text:p>
              </table:table-cell>
              <table:table-cell office:value-type="float" office:value="158.024">
                <text:p>158.024</text:p>
              </table:table-cell>
              <table:table-cell office:value-type="float" office:value="762.906">
                <text:p>762.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8.336">
                <text:p>618.336</text:p>
              </table:table-cell>
              <table:table-cell office:value-type="float" office:value="175.098">
                <text:p>175.098</text:p>
              </table:table-cell>
              <table:table-cell office:value-type="float" office:value="784.403">
                <text:p>784.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8.434">
                <text:p>618.434</text:p>
              </table:table-cell>
              <table:table-cell office:value-type="float" office:value="163.554">
                <text:p>163.554</text:p>
              </table:table-cell>
              <table:table-cell office:value-type="float" office:value="763.0955082">
                <text:p>763.0955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9.035">
                <text:p>609.035</text:p>
              </table:table-cell>
              <table:table-cell office:value-type="float" office:value="159.363">
                <text:p>159.363</text:p>
              </table:table-cell>
              <table:table-cell office:value-type="float" office:value="823.0955082">
                <text:p>823.09550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22cm" svg:y="0.316cm" chart:style-name="ch2">
          <text:p>Experimento 2 </text:p>
        </chart:title>
        <chart:subtitle svg:x="5.998cm" svg:y="1.301cm" chart:style-name="ch3">
          <text:p>Velocidad de Escritura</text:p>
        </chart:subtitle>
        <chart:legend chart:legend-position="end" svg:x="11.64cm" svg:y="3.703cm" style:legend-expansion="high" chart:style-name="ch4"/>
        <chart:plot-area chart:style-name="ch5" table:cell-range-address="Sheet1.B1:Sheet1.D1 Sheet1.B23:Sheet1.D27" chart:data-source-has-labels="row" svg:x="0.77cm" svg:y="2.37cm" svg:width="10.23cm" svg:height="6.03cm">
          <chartooo:coordinate-region svg:x="1.391cm" svg:y="2.57cm" svg:width="9.515cm" svg:height="5.18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23:Sheet1.B27" chart:label-cell-address="Sheet1.B1:Sheet1.B1" chart:class="chart:line">
            <chart:data-point chart:repeated="5"/>
          </chart:series>
          <chart:series chart:style-name="ch9" chart:values-cell-range-address="Sheet1.C23:Sheet1.C27" chart:label-cell-address="Sheet1.C1:Sheet1.C1" chart:class="chart:line">
            <chart:data-point chart:repeated="5"/>
          </chart:series>
          <chart:series chart:style-name="ch10" chart:values-cell-range-address="Sheet1.D23:Sheet1.D27" chart:label-cell-address="Sheet1.D1:Sheet1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B3.0</text:p>
                <draw:g>
                  <svg:desc>Sheet1.B1:Sheet1.B1</svg:desc>
                </draw:g>
              </table:table-cell>
              <table:table-cell office:value-type="string">
                <text:p>DISCOEXTRAIBLE</text:p>
                <draw:g>
                  <svg:desc>Sheet1.C1:Sheet1.C1</svg:desc>
                </draw:g>
              </table:table-cell>
              <table:table-cell office:value-type="string">
                <text:p>USB2.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2705">
                <text:p>8.52705</text:p>
                <draw:g>
                  <svg:desc>Sheet1.B23:Sheet1.B27</svg:desc>
                </draw:g>
              </table:table-cell>
              <table:table-cell office:value-type="float" office:value="31.8273">
                <text:p>31.8273</text:p>
                <draw:g>
                  <svg:desc>Sheet1.C23:Sheet1.C27</svg:desc>
                </draw:g>
              </table:table-cell>
              <table:table-cell office:value-type="float" office:value="6.73956">
                <text:p>6.73956</text:p>
                <draw:g>
                  <svg:desc>Sheet1.D23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14765">
                <text:p>8.14765</text:p>
              </table:table-cell>
              <table:table-cell office:value-type="float" office:value="30.407">
                <text:p>30.407</text:p>
              </table:table-cell>
              <table:table-cell office:value-type="float" office:value="6.32449">
                <text:p>6.32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541">
                <text:p>8.1541</text:p>
              </table:table-cell>
              <table:table-cell office:value-type="float" office:value="31.1826">
                <text:p>31.1826</text:p>
              </table:table-cell>
              <table:table-cell office:value-type="float" office:value="6.65819">
                <text:p>6.65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6215">
                <text:p>8.36215</text:p>
              </table:table-cell>
              <table:table-cell office:value-type="float" office:value="32.3575">
                <text:p>32.3575</text:p>
              </table:table-cell>
              <table:table-cell office:value-type="float" office:value="5.23515">
                <text:p>5.23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6219">
                <text:p>8.16219</text:p>
              </table:table-cell>
              <table:table-cell office:value-type="float" office:value="29.2451">
                <text:p>29.2451</text:p>
              </table:table-cell>
              <table:table-cell office:value-type="float" office:value="5.27145">
                <text:p>5.271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Experimento 2</text:p>
        </chart:title>
        <chart:subtitle svg:x="6.131cm" svg:y="1.301cm" chart:style-name="ch3">
          <text:p>Velocidad de Lectura</text:p>
        </chart:subtitle>
        <chart:legend chart:legend-position="end" svg:x="11.64cm" svg:y="3.703cm" style:legend-expansion="high" chart:style-name="ch4"/>
        <chart:plot-area chart:style-name="ch5" table:cell-range-address="Sheet1.B1:Sheet1.D1 Sheet1.B30:Sheet1.D34" chart:data-source-has-labels="row" svg:x="0.77cm" svg:y="2.37cm" svg:width="10.23cm" svg:height="6.03cm">
          <chartooo:coordinate-region svg:x="1.391cm" svg:y="2.569cm" svg:width="9.515cm" svg:height="5.1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30:Sheet1.B34" chart:label-cell-address="Sheet1.B1:Sheet1.B1" chart:class="chart:line">
            <chart:data-point chart:repeated="5"/>
          </chart:series>
          <chart:series chart:style-name="ch9" chart:values-cell-range-address="Sheet1.C30:Sheet1.C34" chart:label-cell-address="Sheet1.C1:Sheet1.C1" chart:class="chart:line">
            <chart:data-point chart:repeated="5"/>
          </chart:series>
          <chart:series chart:style-name="ch10" chart:values-cell-range-address="Sheet1.D30:Sheet1.D34" chart:label-cell-address="Sheet1.D1:Sheet1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B3.0</text:p>
                <draw:g>
                  <svg:desc>Sheet1.B1:Sheet1.B1</svg:desc>
                </draw:g>
              </table:table-cell>
              <table:table-cell office:value-type="string">
                <text:p>DISCOEXTRAIBLE</text:p>
                <draw:g>
                  <svg:desc>Sheet1.C1:Sheet1.C1</svg:desc>
                </draw:g>
              </table:table-cell>
              <table:table-cell office:value-type="string">
                <text:p>USB2.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6041">
                <text:p>56.6041</text:p>
                <draw:g>
                  <svg:desc>Sheet1.B30:Sheet1.B34</svg:desc>
                </draw:g>
              </table:table-cell>
              <table:table-cell office:value-type="float" office:value="23.2206">
                <text:p>23.2206</text:p>
                <draw:g>
                  <svg:desc>Sheet1.C30:Sheet1.C34</svg:desc>
                </draw:g>
              </table:table-cell>
              <table:table-cell office:value-type="float" office:value="14.0712">
                <text:p>14.0712</text:p>
                <draw:g>
                  <svg:desc>Sheet1.D30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8392">
                <text:p>54.8392</text:p>
              </table:table-cell>
              <table:table-cell office:value-type="float" office:value="23.0947">
                <text:p>23.0947</text:p>
              </table:table-cell>
              <table:table-cell office:value-type="float" office:value="13.9605">
                <text:p>13.9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378">
                <text:p>56.378</text:p>
              </table:table-cell>
              <table:table-cell office:value-type="float" office:value="24.2866">
                <text:p>24.2866</text:p>
              </table:table-cell>
              <table:table-cell office:value-type="float" office:value="18.1342">
                <text:p>18.1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7686">
                <text:p>56.7686</text:p>
              </table:table-cell>
              <table:table-cell office:value-type="float" office:value="23.171">
                <text:p>23.171</text:p>
              </table:table-cell>
              <table:table-cell office:value-type="float" office:value="16.03675">
                <text:p>16.03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9194">
                <text:p>56.9194</text:p>
              </table:table-cell>
              <table:table-cell office:value-type="float" office:value="24.2808">
                <text:p>24.2808</text:p>
              </table:table-cell>
              <table:table-cell office:value-type="float" office:value="17.2674">
                <text:p>17.26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Experimento 2</text:p>
        </chart:title>
        <chart:subtitle svg:x="5.297cm" svg:y="1.301cm" chart:style-name="ch3">
          <text:p>Velocidad de Escritura/Lectura</text:p>
        </chart:subtitle>
        <chart:legend chart:legend-position="end" svg:x="11.64cm" svg:y="3.703cm" style:legend-expansion="high" chart:style-name="ch4"/>
        <chart:plot-area chart:style-name="ch5" table:cell-range-address="Sheet1.B1:Sheet1.D1 Sheet1.B37:Sheet1.D41" chart:data-source-has-labels="row" svg:x="0.77cm" svg:y="2.37cm" svg:width="10.23cm" svg:height="6.03cm">
          <chartooo:coordinate-region svg:x="1.391cm" svg:y="2.57cm" svg:width="9.515cm" svg:height="5.18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37:Sheet1.B41" chart:label-cell-address="Sheet1.B1:Sheet1.B1" chart:class="chart:line">
            <chart:data-point chart:repeated="5"/>
          </chart:series>
          <chart:series chart:style-name="ch9" chart:values-cell-range-address="Sheet1.C37:Sheet1.C41" chart:label-cell-address="Sheet1.C1:Sheet1.C1" chart:class="chart:line">
            <chart:data-point chart:repeated="5"/>
          </chart:series>
          <chart:series chart:style-name="ch10" chart:values-cell-range-address="Sheet1.D37:Sheet1.D41" chart:label-cell-address="Sheet1.D1:Sheet1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B3.0</text:p>
                <draw:g>
                  <svg:desc>Sheet1.B1:Sheet1.B1</svg:desc>
                </draw:g>
              </table:table-cell>
              <table:table-cell office:value-type="string">
                <text:p>DISCOEXTRAIBLE</text:p>
                <draw:g>
                  <svg:desc>Sheet1.C1:Sheet1.C1</svg:desc>
                </draw:g>
              </table:table-cell>
              <table:table-cell office:value-type="string">
                <text:p>USB2.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09416">
                <text:p>8.09416</text:p>
                <draw:g>
                  <svg:desc>Sheet1.B37:Sheet1.B41</svg:desc>
                </draw:g>
              </table:table-cell>
              <table:table-cell office:value-type="float" office:value="29.9186">
                <text:p>29.9186</text:p>
                <draw:g>
                  <svg:desc>Sheet1.C37:Sheet1.C41</svg:desc>
                </draw:g>
              </table:table-cell>
              <table:table-cell office:value-type="float" office:value="6.0588">
                <text:p>6.0588</text:p>
                <draw:g>
                  <svg:desc>Sheet1.D37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28597">
                <text:p>8.28597</text:p>
              </table:table-cell>
              <table:table-cell office:value-type="float" office:value="31.6407">
                <text:p>31.6407</text:p>
              </table:table-cell>
              <table:table-cell office:value-type="float" office:value="6.55389">
                <text:p>6.55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8621">
                <text:p>8.08621</text:p>
              </table:table-cell>
              <table:table-cell office:value-type="float" office:value="28.5554">
                <text:p>28.5554</text:p>
              </table:table-cell>
              <table:table-cell office:value-type="float" office:value="3.4129">
                <text:p>3.4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08494">
                <text:p>8.08494</text:p>
              </table:table-cell>
              <table:table-cell office:value-type="float" office:value="30.571">
                <text:p>30.571</text:p>
              </table:table-cell>
              <table:table-cell office:value-type="float" office:value="2.91367">
                <text:p>2.91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20971">
                <text:p>8.20971</text:p>
              </table:table-cell>
              <table:table-cell office:value-type="float" office:value="31.3749">
                <text:p>31.3749</text:p>
              </table:table-cell>
              <table:table-cell office:value-type="float" office:value="3.26006">
                <text:p>3.260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